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2.1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28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1.5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Quest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>
            <text:p>Nº Questão</text:p>
          </table:table-cell>
          <table:table-cell table:style-name="ce1" office:value-type="string">
            <text:p>Matéria</text:p>
          </table:table-cell>
          <table:table-cell table:style-name="ce1" office:value-type="string">
            <text:p>Nº Aparição</text:p>
          </table:table-cell>
          <table:table-cell table:style-name="ce1" office:value-type="string">
            <text:p>Nº Acertos</text:p>
          </table:table-cell>
          <table:table-cell table:style-name="ce1" office:value-type="string">
            <text:p>Nº Erros</text:p>
          </table:table-cell>
          <table:table-cell table:style-name="ce1" office:value-type="string">
            <text:p>% Acertos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iologia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3" table:formula="of:=([.D2] / [.C2])" office:value-type="percentage" office:value="0.409090909090909">
            <text:p>40,91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style-name="ce3" table:formula="of:=([.D3] / [.C3])" office:value-type="percentage" office:value="0.65">
            <text:p>65,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3" table:formula="of:=([.D4] / [.C4])" office:value-type="percentage" office:value="0.55">
            <text:p>55,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style-name="ce3" table:formula="of:=([.D5] / [.C5])" office:value-type="percentage" office:value="0.5">
            <text:p>50,00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3" table:formula="of:=([.D6] / [.C6])" office:value-type="percentage" office:value="0.35">
            <text:p>35,00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iologia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" table:formula="of:=([.D7] / [.C7])" office:value-type="percentage" office:value="0.473684210526316">
            <text:p>47,37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iologia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3" table:formula="of:=([.D8] / [.C8])" office:value-type="percentage" office:value="0.944444444444444">
            <text:p>94,44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iologia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3" table:formula="of:=([.D9] / [.C9])" office:value-type="percentage" office:value="0.333333333333333">
            <text:p>33,33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iologia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table:formula="of:=([.D10] / [.C10])" office:value-type="percentage" office:value="0.0588235294117647">
            <text:p>5,88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iologia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3" table:formula="of:=([.D11] / [.C11])" office:value-type="percentage" office:value="0.625">
            <text:p>62,50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iologia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3" table:formula="of:=([.D12] / [.C12])" office:value-type="percentage" office:value="0.4375">
            <text:p>43,7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ologia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3" table:formula="of:=([.D13] / [.C13])" office:value-type="percentage" office:value="0.4375">
            <text:p>43,75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iologia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3" table:formula="of:=([.D14] / [.C14])" office:value-type="percentage" office:value="0.538461538461538">
            <text:p>53,85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spanhol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style-name="ce3" table:formula="of:=([.D15] / [.C15])" office:value-type="percentage" office:value="0.428571428571429">
            <text:p>42,86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Espanhol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style-name="ce3" table:formula="of:=([.D16] / [.C16])" office:value-type="percentage" office:value="0.37037037037037">
            <text:p>37,04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spanhol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table:formula="of:=([.D17] / [.C17])" office:value-type="percentage" office:value="0.32">
            <text:p>32,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spanhol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3" table:formula="of:=([.D18] / [.C18])" office:value-type="percentage" office:value="0.454545454545455">
            <text:p>45,45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spanhol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3" table:formula="of:=([.D19] / [.C19])" office:value-type="percentage" office:value="0.318181818181818">
            <text:p>31,82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spanho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3" table:formula="of:=([.D20] / [.C20])" office:value-type="percentage" office:value="0.176470588235294">
            <text:p>17,65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3" table:formula="of:=([.D21] / [.C21])" office:value-type="percentage" office:value="0.48936170212766">
            <text:p>48,94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3" table:formula="of:=([.D22] / [.C22])" office:value-type="percentage" office:value="0.446808510638298">
            <text:p>44,68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style-name="ce3" table:formula="of:=([.D23] / [.C23])" office:value-type="percentage" office:value="0.382978723404255">
            <text:p>38,3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style-name="ce3" table:formula="of:=([.D24] / [.C24])" office:value-type="percentage" office:value="0.361702127659574">
            <text:p>36,17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3" table:formula="of:=([.D25] / [.C25])" office:value-type="percentage" office:value="0.361702127659574">
            <text:p>36,17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style-name="ce3" table:formula="of:=([.D26] / [.C26])" office:value-type="percentage" office:value="0.787234042553192">
            <text:p>78,72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style-name="ce3" table:formula="of:=([.D27] / [.C27])" office:value-type="percentage" office:value="0.74468085106383">
            <text:p>74,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style-name="ce3" table:formula="of:=([.D28] / [.C28])" office:value-type="percentage" office:value="0.553191489361702">
            <text:p>55,32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style-name="ce3" table:formula="of:=([.D29] / [.C29])" office:value-type="percentage" office:value="0.276595744680851">
            <text:p>27,66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3" table:formula="of:=([.D30] / [.C30])" office:value-type="percentage" office:value="0.148936170212766">
            <text:p>14,89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eografia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table:formula="of:=([.D31] / [.C31])" office:value-type="percentage" office:value="0.32">
            <text:p>32,00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eografia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3" table:formula="of:=([.D32] / [.C32])" office:value-type="percentage" office:value="0.478260869565217">
            <text:p>47,83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eografia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3" table:formula="of:=([.D33] / [.C33])" office:value-type="percentage" office:value="0.545454545454545">
            <text:p>54,55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Geografia</text:p>
          </table:table-cell>
          <table:table-cell office:value-type="float" office:value="22">
            <text:p>22</text:p>
          </table:table-cell>
          <table:table-cell table:number-columns-repeated="2" office:value-type="float" office:value="11">
            <text:p>11</text:p>
          </table:table-cell>
          <table:table-cell table:style-name="ce3" table:formula="of:=([.D34] / [.C34])" office:value-type="percentage" office:value="0.5">
            <text:p>50,00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ografia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3" table:formula="of:=([.D35] / [.C35])" office:value-type="percentage" office:value="0.4">
            <text:p>40,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eografi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3" table:formula="of:=([.D36] / [.C36])" office:value-type="percentage" office:value="0.368421052631579">
            <text:p>36,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Geografia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3" table:formula="of:=([.D37] / [.C37])" office:value-type="percentage" office:value="0.31578947368421">
            <text:p>31,58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eografia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3" table:formula="of:=([.D38] / [.C38])" office:value-type="percentage" office:value="0.157894736842105">
            <text:p>15,79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eografia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3" table:formula="of:=([.D39] / [.C39])" office:value-type="percentage" office:value="0.555555555555556">
            <text:p>55,56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eografia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3" table:formula="of:=([.D40] / [.C40])" office:value-type="percentage" office:value="0.277777777777778">
            <text:p>27,78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Geografia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3" table:formula="of:=([.D41] / [.C41])" office:value-type="percentage" office:value="0.25">
            <text:p>25,00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eografia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3" table:formula="of:=([.D42] / [.C42])" office:value-type="percentage" office:value="0.857142857142857">
            <text:p>85,71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style-name="ce3" table:formula="of:=([.D43] / [.C43])" office:value-type="percentage" office:value="0.659574468085106">
            <text:p>65,9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style-name="ce3" table:formula="of:=([.D44] / [.C44])" office:value-type="percentage" office:value="0.574468085106383">
            <text:p>57,45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style-name="ce3" table:formula="of:=([.D45] / [.C45])" office:value-type="percentage" office:value="0.553191489361702">
            <text:p>55,32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style-name="ce3" table:formula="of:=([.D46] / [.C46])" office:value-type="percentage" office:value="0.425531914893617">
            <text:p>42,55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style-name="ce3" table:formula="of:=([.D47] / [.C47])" office:value-type="percentage" office:value="0.297872340425532">
            <text:p>29,7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style-name="ce3" table:formula="of:=([.D48] / [.C48])" office:value-type="percentage" office:value="0.538461538461538">
            <text:p>53,8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3" table:formula="of:=([.D49] / [.C49])" office:value-type="percentage" office:value="0.346153846153846">
            <text:p>34,62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3" table:formula="of:=([.D50] / [.C50])" office:value-type="percentage" office:value="0.346153846153846">
            <text:p>34,62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3" table:formula="of:=([.D51] / [.C51])" office:value-type="percentage" office:value="0.307692307692308">
            <text:p>30,77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3" table:formula="of:=([.D52] / [.C52])" office:value-type="percentage" office:value="0.153846153846154">
            <text:p>15,38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glês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3" table:formula="of:=([.D53] / [.C53])" office:value-type="percentage" office:value="0.208333333333333">
            <text:p>20,83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Inglês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3" table:formula="of:=([.D54] / [.C54])" office:value-type="percentage" office:value="0.391304347826087">
            <text:p>39,1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glê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3" table:formula="of:=([.D55] / [.C55])" office:value-type="percentage" office:value="0.5">
            <text:p>50,00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Inglês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3" table:formula="of:=([.D56] / [.C56])" office:value-type="percentage" office:value="0.363636363636364">
            <text:p>36,36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nglê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3" table:formula="of:=([.D57] / [.C57])" office:value-type="percentage" office:value="0.357142857142857">
            <text:p>35,7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style-name="ce3" table:formula="of:=([.D58] / [.C58])" office:value-type="percentage" office:value="0.659574468085106">
            <text:p>65,9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style-name="ce3" table:formula="of:=([.D59] / [.C59])" office:value-type="percentage" office:value="0.297872340425532">
            <text:p>29,79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style-name="ce3" table:formula="of:=([.D60] / [.C60])" office:value-type="percentage" office:value="0.25531914893617">
            <text:p>25,53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style-name="ce3" table:formula="of:=([.D61] / [.C61])" office:value-type="percentage" office:value="0.191489361702128">
            <text:p>19,15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3" table:formula="of:=([.D62] / [.C62])" office:value-type="percentage" office:value="0.148936170212766">
            <text:p>14,89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ortuguês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3" table:formula="of:=([.D63] / [.C63])" office:value-type="percentage" office:value="0.341463414634146">
            <text:p>34,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ortuguês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3" table:formula="of:=([.D64] / [.C64])" office:value-type="percentage" office:value="0.230769230769231">
            <text:p>23,08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ortuguês</text:p>
          </table:table-cell>
          <table:table-cell office:value-type="float" office:value="38">
            <text:p>38</text:p>
          </table:table-cell>
          <table:table-cell table:number-columns-repeated="2" office:value-type="float" office:value="19">
            <text:p>19</text:p>
          </table:table-cell>
          <table:table-cell table:style-name="ce3" table:formula="of:=([.D65] / [.C65])" office:value-type="percentage" office:value="0.5">
            <text:p>50,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ortuguês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3" table:formula="of:=([.D66] / [.C66])" office:value-type="percentage" office:value="0.0263157894736842">
            <text:p>2,63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ortuguês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style-name="ce3" table:formula="of:=([.D67] / [.C67])" office:value-type="percentage" office:value="0.513513513513513">
            <text:p>51,35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ortuguês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3" table:formula="of:=([.D68] / [.C68])" office:value-type="percentage" office:value="0.45945945945946">
            <text:p>45,95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ortuguês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style-name="ce3" table:formula="of:=([.D69] / [.C69])" office:value-type="percentage" office:value="0.294117647058823">
            <text:p>29,41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ortuguê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3" table:formula="of:=([.D70] / [.C70])" office:value-type="percentage" office:value="0.121212121212121">
            <text:p>12,1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ortuguês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3" table:formula="of:=([.D71] / [.C71])" office:value-type="percentage" office:value="0.53125">
            <text:p>53,13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ce3" table:formula="of:=([.D72] / [.C72])" office:value-type="percentage" office:value="0.775">
            <text:p>77,50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3" table:formula="of:=([.D73] / [.C73])" office:value-type="percentage" office:value="0.375">
            <text:p>37,50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3" table:formula="of:=([.D74] / [.C74])" office:value-type="percentage" office:value="0.375">
            <text:p>37,50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style-name="ce3" table:formula="of:=([.D75] / [.C75])" office:value-type="percentage" office:value="0.175">
            <text:p>17,50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Química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style-name="ce3" table:formula="of:=([.D76] / [.C76])" office:value-type="percentage" office:value="0.710526315789474">
            <text:p>71,05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Química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style-name="ce3" table:formula="of:=([.D77] / [.C77])" office:value-type="percentage" office:value="0.378378378378378">
            <text:p>37,84%</text:p>
          </table:table-cell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mpo de prov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>
            <text:p>Nome Aluno</text:p>
          </table:table-cell>
          <table:table-cell table:style-name="ce1" office:value-type="string">
            <text:p>Turma</text:p>
          </table:table-cell>
          <table:table-cell table:style-name="ce1" office:value-type="string">
            <text:p>Data Aplicação</text:p>
          </table:table-cell>
          <table:table-cell table:style-name="ce6" office:value-type="string">
            <text:p>Hora Início</text:p>
          </table:table-cell>
          <table:table-cell table:style-name="ce6" office:value-type="string">
            <text:p>Hora Final</text:p>
          </table:table-cell>
          <table:table-cell table:style-name="ce1" office:value-type="string">
            <text:p>Tempo Total</text:p>
          </table:table-cell>
          <table:table-cell table:style-name="ce1" office:value-type="string">
            <text:p>Acertos</text:p>
          </table:table-cell>
        </table:table-row>
        <table:table-row table:style-name="ro1">
          <table:table-cell table:style-name="ce4" office:value-type="string">
            <text:p>TALIA POLITT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office:value-type="time" office:time-value="PT07H48M13S">
            <text:p>07:48:13</text:p>
          </table:table-cell>
          <table:table-cell table:style-name="ce5" office:value-type="string">
            <text:p>10:54:31</text:p>
          </table:table-cell>
          <table:table-cell table:style-name="ce5" office:value-type="string">
            <text:p>03:06: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4" office:value-type="string">
            <text:p>IZADORA RISS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10:47:47</text:p>
          </table:table-cell>
          <table:table-cell table:style-name="ce5" office:value-type="string">
            <text:p>03:00:0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4" office:value-type="string">
            <text:p>MARIANA MASIERO FIANC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6</text:p>
          </table:table-cell>
          <table:table-cell table:style-name="ce5" office:value-type="string">
            <text:p>10:47:02</text:p>
          </table:table-cell>
          <table:table-cell table:style-name="ce5" office:value-type="string">
            <text:p>02:59: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4" office:value-type="string">
            <text:p>FERNANDA CANDIOTT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52</text:p>
          </table:table-cell>
          <table:table-cell table:style-name="ce5" office:value-type="string">
            <text:p>10:46:22</text:p>
          </table:table-cell>
          <table:table-cell table:style-name="ce5" office:value-type="string">
            <text:p>02:58: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4" office:value-type="string">
            <text:p>LETICIA DEFAVERI FOLLE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6</text:p>
          </table:table-cell>
          <table:table-cell table:style-name="ce5" office:value-type="string">
            <text:p>10:44:54</text:p>
          </table:table-cell>
          <table:table-cell table:style-name="ce5" office:value-type="string">
            <text:p>02:57: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DANIELI FRANÇA DE LIMA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39</text:p>
          </table:table-cell>
          <table:table-cell table:style-name="ce5" office:value-type="string">
            <text:p>16:34:49</text:p>
          </table:table-cell>
          <table:table-cell table:style-name="ce5" office:value-type="string">
            <text:p>02:48: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TACIANE GUSATO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38</text:p>
          </table:table-cell>
          <table:table-cell table:style-name="ce5" office:value-type="string">
            <text:p>16:30:57</text:p>
          </table:table-cell>
          <table:table-cell table:style-name="ce5" office:value-type="string">
            <text:p>02:44: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4" office:value-type="string">
            <text:p>GÉSSICA SALETTE MIOZZO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46</text:p>
          </table:table-cell>
          <table:table-cell table:style-name="ce5" office:value-type="string">
            <text:p>16:23:46</text:p>
          </table:table-cell>
          <table:table-cell table:style-name="ce5" office:value-type="string">
            <text:p>02:37:5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CYNTHIA CRISTINA CASANOV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19</text:p>
          </table:table-cell>
          <table:table-cell table:style-name="ce5" office:value-type="string">
            <text:p>10:25:16</text:p>
          </table:table-cell>
          <table:table-cell table:style-name="ce5" office:value-type="string">
            <text:p>02:37: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4" office:value-type="string">
            <text:p>THALIA KARISE BROCH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36</text:p>
          </table:table-cell>
          <table:table-cell table:style-name="ce5" office:value-type="string">
            <text:p>16:23:02</text:p>
          </table:table-cell>
          <table:table-cell table:style-name="ce5" office:value-type="string">
            <text:p>02:37: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4" office:value-type="string">
            <text:p>ADINAN TOMASSONI DE OLIVEIR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10:22:25</text:p>
          </table:table-cell>
          <table:table-cell table:style-name="ce5" office:value-type="string">
            <text:p>02:34: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ANA CAROLIN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52:23</text:p>
          </table:table-cell>
          <table:table-cell table:style-name="ce5" office:value-type="string">
            <text:p>10:22:08</text:p>
          </table:table-cell>
          <table:table-cell table:style-name="ce5" office:value-type="string">
            <text:p>02:29: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4" office:value-type="string">
            <text:p>GUSTAVO COLOMB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8:22</text:p>
          </table:table-cell>
          <table:table-cell table:style-name="ce5" office:value-type="string">
            <text:p>10:17:29</text:p>
          </table:table-cell>
          <table:table-cell table:style-name="ce5" office:value-type="string">
            <text:p>02:29:0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4" office:value-type="string">
            <text:p>MARIANA COPIN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52:23</text:p>
          </table:table-cell>
          <table:table-cell table:style-name="ce5" office:value-type="string">
            <text:p>10:19:13</text:p>
          </table:table-cell>
          <table:table-cell table:style-name="ce5" office:value-type="string">
            <text:p>02:26:5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4" office:value-type="string">
            <text:p>DEIZIMARA POLITA ANTUNES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7</text:p>
          </table:table-cell>
          <table:table-cell table:style-name="ce5" office:value-type="string">
            <text:p>10:12:45</text:p>
          </table:table-cell>
          <table:table-cell table:style-name="ce5" office:value-type="string">
            <text:p>02:24:5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4" office:value-type="string">
            <text:p>KÁRISSON LUCAS KARKLING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4</text:p>
          </table:table-cell>
          <table:table-cell table:style-name="ce5" office:value-type="string">
            <text:p>10:11:04</text:p>
          </table:table-cell>
          <table:table-cell table:style-name="ce5" office:value-type="string">
            <text:p>02:23: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VAM FRANÇA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03</text:p>
          </table:table-cell>
          <table:table-cell table:style-name="ce5" office:value-type="string">
            <text:p>16:08:04</text:p>
          </table:table-cell>
          <table:table-cell table:style-name="ce5" office:value-type="string">
            <text:p>02:22: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ANGELA MARIA PRESTES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8</text:p>
          </table:table-cell>
          <table:table-cell table:style-name="ce5" office:value-type="string">
            <text:p>10:09:05</text:p>
          </table:table-cell>
          <table:table-cell table:style-name="ce5" office:value-type="string">
            <text:p>02:21: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CARINE LISE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10</text:p>
          </table:table-cell>
          <table:table-cell table:style-name="ce5" office:value-type="string">
            <text:p>16:05:58</text:p>
          </table:table-cell>
          <table:table-cell table:style-name="ce5" office:value-type="string">
            <text:p>02:20:4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4" office:value-type="string">
            <text:p>EVELYN KASSBURG STRAPAZZON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8</text:p>
          </table:table-cell>
          <table:table-cell table:style-name="ce5" office:value-type="string">
            <text:p>10:07:52</text:p>
          </table:table-cell>
          <table:table-cell table:style-name="ce5" office:value-type="string">
            <text:p>02:20: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4" office:value-type="string">
            <text:p>MARILIA JOICE MIGLIORIN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6</text:p>
          </table:table-cell>
          <table:table-cell table:style-name="ce5" office:value-type="string">
            <text:p>10:07:48</text:p>
          </table:table-cell>
          <table:table-cell table:style-name="ce5" office:value-type="string">
            <text:p>02:20: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ARAMIRES PADILHA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9:07</text:p>
          </table:table-cell>
          <table:table-cell table:style-name="ce5" office:value-type="string">
            <text:p>16:07:19</text:p>
          </table:table-cell>
          <table:table-cell table:style-name="ce5" office:value-type="string">
            <text:p>02:18: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4" office:value-type="string">
            <text:p>GABRIEL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50:52</text:p>
          </table:table-cell>
          <table:table-cell table:style-name="ce5" office:value-type="string">
            <text:p>10:04:48</text:p>
          </table:table-cell>
          <table:table-cell table:style-name="ce5" office:value-type="string">
            <text:p>02:13:5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4" office:value-type="string">
            <text:p>MARIELI BRUNA BRAG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25</text:p>
          </table:table-cell>
          <table:table-cell table:style-name="ce5" office:value-type="string">
            <text:p>21:53:11</text:p>
          </table:table-cell>
          <table:table-cell table:style-name="ce5" office:value-type="string">
            <text:p>02:12: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WILLIAN VAGNER DA SILV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8:09</text:p>
          </table:table-cell>
          <table:table-cell table:style-name="ce5" office:value-type="string">
            <text:p>09:59:21</text:p>
          </table:table-cell>
          <table:table-cell table:style-name="ce5" office:value-type="string">
            <text:p>02:11: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KAINAN BORGERT 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09:57:41</text:p>
          </table:table-cell>
          <table:table-cell table:style-name="ce5" office:value-type="string">
            <text:p>02:09: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4" office:value-type="string">
            <text:p>DAIANE SOARES DE OLIVEIR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1:01</text:p>
          </table:table-cell>
          <table:table-cell table:style-name="ce5" office:value-type="string">
            <text:p>21:49:23</text:p>
          </table:table-cell>
          <table:table-cell table:style-name="ce5" office:value-type="string">
            <text:p>02:08: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4" office:value-type="string">
            <text:p>SAMUEL DE COL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8:03:07</text:p>
          </table:table-cell>
          <table:table-cell table:style-name="ce5" office:value-type="string">
            <text:p>10:11:12</text:p>
          </table:table-cell>
          <table:table-cell table:style-name="ce5" office:value-type="string">
            <text:p>02:08: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4" office:value-type="string">
            <text:p>FERNANDO CESAR SIMONATO SCHNEIDER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9:50</text:p>
          </table:table-cell>
          <table:table-cell table:style-name="ce5" office:value-type="string">
            <text:p>09:49:20</text:p>
          </table:table-cell>
          <table:table-cell table:style-name="ce5" office:value-type="string">
            <text:p>01:59:3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4" office:value-type="string">
            <text:p>KAIFERSON RUFATT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7</text:p>
          </table:table-cell>
          <table:table-cell table:style-name="ce5" office:value-type="string">
            <text:p>09:46:44</text:p>
          </table:table-cell>
          <table:table-cell table:style-name="ce5" office:value-type="string">
            <text:p>01:58: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4" office:value-type="string">
            <text:p>ANGELA MARIA BEDIN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12</text:p>
          </table:table-cell>
          <table:table-cell table:style-name="ce5" office:value-type="string">
            <text:p>15:42:38</text:p>
          </table:table-cell>
          <table:table-cell table:style-name="ce5" office:value-type="string">
            <text:p>01:57: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style-name="ce4" office:value-type="string">
            <text:p>GUSTAVO <text:s/>ZATTA DE OLIVEIRA PILAR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52</text:p>
          </table:table-cell>
          <table:table-cell table:style-name="ce5" office:value-type="string">
            <text:p>09:42:43</text:p>
          </table:table-cell>
          <table:table-cell table:style-name="ce5" office:value-type="string">
            <text:p>01:54:5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4" office:value-type="string">
            <text:p>LUIS FERNANDO URMANN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02</text:p>
          </table:table-cell>
          <table:table-cell table:style-name="ce5" office:value-type="string">
            <text:p>15:39:52</text:p>
          </table:table-cell>
          <table:table-cell table:style-name="ce5" office:value-type="string">
            <text:p>01:53:5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DEMILSON CEZAR DA ROCH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5:31</text:p>
          </table:table-cell>
          <table:table-cell table:style-name="ce5" office:value-type="string">
            <text:p>21:38:31</text:p>
          </table:table-cell>
          <table:table-cell table:style-name="ce5" office:value-type="string">
            <text:p>01:52:5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4" office:value-type="string">
            <text:p>RAQUEL ZARDO 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7:56</text:p>
          </table:table-cell>
          <table:table-cell table:style-name="ce5" office:value-type="string">
            <text:p>15:37:27</text:p>
          </table:table-cell>
          <table:table-cell table:style-name="ce5" office:value-type="string">
            <text:p>01:49: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4" office:value-type="string">
            <text:p>CASSIA NATIELI ELSNER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8:06</text:p>
          </table:table-cell>
          <table:table-cell table:style-name="ce5" office:value-type="string">
            <text:p>15:37:28</text:p>
          </table:table-cell>
          <table:table-cell table:style-name="ce5" office:value-type="string">
            <text:p>01:49: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4" office:value-type="string">
            <text:p>ALLANA JOANA BATIST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8</text:p>
          </table:table-cell>
          <table:table-cell table:style-name="ce5" office:value-type="string">
            <text:p>09:35:42</text:p>
          </table:table-cell>
          <table:table-cell table:style-name="ce5" office:value-type="string">
            <text:p>01:47:5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4" office:value-type="string">
            <text:p>GUILHERME VEIGAS DOS SANTOS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20</text:p>
          </table:table-cell>
          <table:table-cell table:style-name="ce5" office:value-type="string">
            <text:p>21:21:36</text:p>
          </table:table-cell>
          <table:table-cell table:style-name="ce5" office:value-type="string">
            <text:p>01:41: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CHAIANE GONÇALVES DE OLIVEIR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2:38</text:p>
          </table:table-cell>
          <table:table-cell table:style-name="ce5" office:value-type="string">
            <text:p>21:23:03</text:p>
          </table:table-cell>
          <table:table-cell table:style-name="ce5" office:value-type="string">
            <text:p>01:40: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EDENILSON TAILON TEIXEIRA DOS REIS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55</text:p>
          </table:table-cell>
          <table:table-cell table:style-name="ce5" office:value-type="string">
            <text:p>21:20:03</text:p>
          </table:table-cell>
          <table:table-cell table:style-name="ce5" office:value-type="string">
            <text:p>01:39:0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style-name="ce4" office:value-type="string">
            <text:p>CAMILA KHATRYN DURAN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32</text:p>
          </table:table-cell>
          <table:table-cell table:style-name="ce5" office:value-type="string">
            <text:p>21:10:17</text:p>
          </table:table-cell>
          <table:table-cell table:style-name="ce5" office:value-type="string">
            <text:p>01:29:4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VANESSA PEREIR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59</text:p>
          </table:table-cell>
          <table:table-cell table:style-name="ce5" office:value-type="string">
            <text:p>21:08:26</text:p>
          </table:table-cell>
          <table:table-cell table:style-name="ce5" office:value-type="string">
            <text:p>01:27: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4" office:value-type="string">
            <text:p>DONIZETE ARAUJO AFONSO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42</text:p>
          </table:table-cell>
          <table:table-cell table:style-name="ce5" office:value-type="string">
            <text:p>20:59:37</text:p>
          </table:table-cell>
          <table:table-cell table:style-name="ce5" office:value-type="string">
            <text:p>01:18: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ODINEI PILZ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39</text:p>
          </table:table-cell>
          <table:table-cell table:style-name="ce5" office:value-type="string">
            <text:p>15:00:31</text:p>
          </table:table-cell>
          <table:table-cell table:style-name="ce5" office:value-type="string">
            <text:p>01:14:5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4" office:value-type="string">
            <text:p>MAURICIO GONÇALVES 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58</text:p>
          </table:table-cell>
          <table:table-cell table:style-name="ce5" office:value-type="string">
            <text:p>15:00:41</text:p>
          </table:table-cell>
          <table:table-cell table:style-name="ce5" office:value-type="string">
            <text:p>01:14:4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4" office:value-type="string">
            <text:p>GABRIELLI KRYSTINY BENTO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16</text:p>
          </table:table-cell>
          <table:table-cell table:style-name="ce5" office:value-type="string">
            <text:p>20:51:50</text:p>
          </table:table-cell>
          <table:table-cell table:style-name="ce5" office:value-type="string">
            <text:p>01:11:3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4" office:value-type="string">
            <text:p>ALEXANDRE JUNIOR COLOMBO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1:11</text:p>
          </table:table-cell>
          <table:table-cell table:style-name="ce5" office:value-type="string">
            <text:p>20:37:14</text:p>
          </table:table-cell>
          <table:table-cell table:style-name="ce5" office:value-type="string">
            <text:p>00:56:03</text:p>
          </table:table-cell>
          <table:table-cell office:value-type="float" office:value="18">
            <text:p>18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text>HH:MM:SS</number:text>
    </number:number-style>
    <style:style style:name="Default" style:family="table-cell">
      <style:text-properties style:font-name-asian="Droid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Roberto</meta:initial-creator>
    <meta:creation-date>2014-11-04T07:58:52</meta:creation-date>
    <dc:date>2014-11-04T08:27:19</dc:date>
    <dc:creator>Ivo Roberto</dc:creator>
    <meta:editing-duration>PT23M42S</meta:editing-duration>
    <meta:editing-cycles>2</meta:editing-cycles>
    <meta:generator>LibreOffice/3.5$Linux_X86_64 LibreOffice_project/350m1$Build-2</meta:generator>
    <meta:document-statistic meta:table-count="3" meta:cell-count="798" meta:object-count="0"/>
  </office:meta>
</office:document-meta>
</file>